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style>
    <style:style style:name="P3" style:family="paragraph" style:parent-style-name="Standard">
      <style:paragraph-properties fo:margin-top="0in" fo:margin-bottom="0in" loext:contextual-spacing="false"/>
      <style:text-properties fo:font-size="9pt" style:font-size-asian="9pt" style:font-size-complex="9pt"/>
    </style:style>
    <style:style style:name="P4" style:family="paragraph" style:parent-style-name="Standard" style:master-page-name="Standard">
      <style:paragraph-properties fo:margin-top="0in" fo:margin-bottom="0in" loext:contextual-spacing="false" style:page-number="1"/>
    </style:style>
    <style:style style:name="T1" style:family="text">
      <style:text-properties fo:font-weight="bold" style:font-weight-asian="bold"/>
    </style:style>
    <style:style style:name="T2" style:family="text">
      <style:text-properties fo:background-color="#ffffff"/>
    </style:style>
    <style:style style:name="T3" style:family="text">
      <style:text-properties fo:font-size="9pt" style:font-size-asian="9pt" style:font-size-complex="9pt"/>
    </style:style>
    <style:style style:name="T4" style:family="text">
      <style:text-properties fo:color="#1155cc" fo:font-size="9pt" style:text-underline-style="solid" style:text-underline-width="auto" style:text-underline-color="font-color" style:font-size-asian="9pt" style:font-size-complex="9pt"/>
    </style:style>
  </office:automatic-styles>
  <office:body>
    <office:text text:use-soft-page-breaks="true">
      <text:tracked-changes text:track-changes="false">
        <text:changed-region xml:id="ct87200016" text:id="ct87200016">
          <text:insertion>
            <office:change-info>
              <dc:creator>Jakub Lisiecki</dc:creator>
              <dc:date>2017-12-12T09:38:18</dc:date>
            </office:change-info>
          </text:insertion>
        </text:changed-region>
        <text:changed-region xml:id="ct87182336" text:id="ct87182336">
          <text:deletion>
            <office:change-info>
              <dc:creator>Jakub Lisiecki</dc:creator>
              <dc:date>2017-12-12T09:38:18</dc:date>
            </office:change-info>
            <text:p text:style-name="P1">jak się poruszają</text:p>
          </text:deletion>
        </text:changed-region>
        <text:changed-region xml:id="ct87366032" text:id="ct87366032">
          <text:insertion>
            <office:change-info>
              <dc:creator>Jakub Lisiecki</dc:creator>
              <dc:date>2017-12-12T09:39:30</dc:date>
            </office:change-info>
          </text:insertion>
        </text:changed-region>
        <text:changed-region xml:id="ct87367056" text:id="ct87367056">
          <text:deletion>
            <office:change-info>
              <dc:creator>Jakub Lisiecki</dc:creator>
              <dc:date>2017-12-12T09:39:30</dc:date>
            </office:change-info>
            <text:p text:style-name="P1">ki</text:p>
          </text:deletion>
        </text:changed-region>
        <text:changed-region xml:id="ct87200880" text:id="ct87200880">
          <text:insertion>
            <office:change-info>
              <dc:creator>Jakub Lisiecki</dc:creator>
              <dc:date>2017-12-12T09:39:35</dc:date>
            </office:change-info>
          </text:insertion>
        </text:changed-region>
        <text:changed-region xml:id="ct87369760" text:id="ct87369760">
          <text:deletion>
            <office:change-info>
              <dc:creator>Jakub Lisiecki</dc:creator>
              <dc:date>2017-12-12T09:39:35</dc:date>
            </office:change-info>
            <text:p text:style-name="P1">e</text:p>
          </text:deletion>
        </text:changed-region>
        <text:changed-region xml:id="ct87375616" text:id="ct87375616">
          <text:deletion>
            <office:change-info>
              <dc:creator>Jakub Lisiecki</dc:creator>
              <dc:date>2017-12-12T09:40:18</dc:date>
            </office:change-info>
            <text:p text:style-name="P1"><text:s/>-</text:p>
          </text:deletion>
        </text:changed-region>
        <text:changed-region xml:id="ct87367856" text:id="ct87367856">
          <text:insertion>
            <office:change-info>
              <dc:creator>Jakub Lisiecki</dc:creator>
              <dc:date>2017-12-12T09:40:58</dc:date>
            </office:change-info>
          </text:insertion>
        </text:changed-region>
        <text:changed-region xml:id="ct87382256" text:id="ct87382256">
          <text:insertion>
            <office:change-info>
              <dc:creator>Jakub Lisiecki</dc:creator>
              <dc:date>2017-12-12T09:41:43</dc:date>
            </office:change-info>
          </text:insertion>
        </text:changed-region>
        <text:changed-region xml:id="ct87378544" text:id="ct87378544">
          <text:insertion>
            <office:change-info>
              <dc:creator>Jakub Lisiecki</dc:creator>
              <dc:date>2017-12-12T09:41:57</dc:date>
            </office:change-info>
          </text:insertion>
        </text:changed-region>
        <text:changed-region xml:id="ct87388320" text:id="ct87388320">
          <text:insertion>
            <office:change-info>
              <dc:creator>Jakub Lisiecki</dc:creator>
              <dc:date>2017-12-12T09:42:36</dc:date>
            </office:change-info>
          </text:insertion>
        </text:changed-region>
        <text:changed-region xml:id="ct87392096" text:id="ct87392096">
          <text:insertion>
            <office:change-info>
              <dc:creator>Jakub Lisiecki</dc:creator>
              <dc:date>2017-12-12T09:42:45</dc:date>
            </office:change-info>
          </text:insertion>
        </text:changed-region>
        <text:changed-region xml:id="ct87393552" text:id="ct87393552">
          <text:insertion>
            <office:change-info>
              <dc:creator>Jakub Lisiecki</dc:creator>
              <dc:date>2017-12-12T09:43:47</dc:date>
            </office:change-info>
          </text:insertion>
        </text:changed-region>
        <text:changed-region xml:id="ct87395056" text:id="ct87395056">
          <text:insertion>
            <office:change-info>
              <dc:creator>Jakub Lisiecki</dc:creator>
              <dc:date>2017-12-12T09:43:50</dc:date>
            </office:change-info>
          </text:insertion>
        </text:changed-region>
        <text:changed-region xml:id="ct87399392" text:id="ct87399392">
          <text:deletion>
            <office:change-info>
              <dc:creator>Jakub Lisiecki</dc:creator>
              <dc:date>2017-12-12T09:44:02</dc:date>
            </office:change-info>
            <text:p text:style-name="P1">,</text:p>
          </text:deletion>
        </text:changed-region>
        <text:changed-region xml:id="ct87400768" text:id="ct87400768">
          <text:deletion>
            <office:change-info>
              <dc:creator>Jakub Lisiecki</dc:creator>
              <dc:date>2017-12-12T09:44:06</dc:date>
            </office:change-info>
            <text:p text:style-name="P1">,</text:p>
          </text:deletion>
        </text:changed-region>
        <text:changed-region xml:id="ct87403008" text:id="ct87403008">
          <text:insertion>
            <office:change-info>
              <dc:creator>Jakub Lisiecki</dc:creator>
              <dc:date>2017-12-12T09:47:11</dc:date>
            </office:change-info>
          </text:insertion>
        </text:changed-region>
        <text:changed-region xml:id="ct87380192" text:id="ct87380192">
          <text:insertion>
            <office:change-info>
              <dc:creator>Jakub Lisiecki</dc:creator>
              <dc:date>2017-12-12T09:47:17</dc:date>
            </office:change-info>
          </text:insertion>
        </text:changed-region>
        <text:changed-region xml:id="ct87381184" text:id="ct87381184">
          <text:deletion>
            <office:change-info>
              <dc:creator>Jakub Lisiecki</dc:creator>
              <dc:date>2017-12-12T09:47:17</dc:date>
            </office:change-info>
            <text:p text:style-name="P1">c</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ym razem dam wam odpocząć od cyferek, zapachów czy gradacji i zajmę się czymś nieco bardziej w tematyce gazetki. Spróbuję przedstawić wstęp do złożenia kucyka z kropek, kresek i wysiłku.</text:p>
      <text:p text:style-name="P1"/>
      <text:p text:style-name="P1"><text:span text:style-name="T1">Bystre oko</text:span></text:p>
      <text:p text:style-name="P1">Pierwszym krokiem do narysowania czegoś jest obserwacja. Gdy poznamy już elementy składowe rzeczy, którą chcemy narysować, później łatwiej będzie ją dowolnie zmieniać. Jak to mawiał mój nauczyciel śpiewu: “Najpierw musisz nauczyć się śpiewać poprawnie, poznać podstawy. Dopiero potem będziesz mogła je świadomie łamać”. W rysowaniu jest podobnie. <text:line-break/>Dlatego przed zrobieniem kucykowego fanartu warto przyjrzeć się nieco uważniej postaciom występującym w serialu. Poznać różnice w budowie, <text:change-start text:change-id="ct87200016"/>schemat ich ruchu<text:change-end text:change-id="ct87200016"/><text:change text:change-id="ct87182336"/>, odkryć powtarzane schematy, by później móc dodać do nich coś swojego. Ostatecznie rysujemy swoją własną interpretację czegoś już stworzonego, dlatego warto wpierw zrobić rekonesans.</text:p>
      <text:p text:style-name="P1"/>
      <text:p text:style-name="P1"><text:span text:style-name="T1">Budowa</text:span></text:p>
      <text:p text:style-name="P1">Zacznijmy od budowy. Klacze i ogiery w serialowym stylu różnią się od siebie w kilku miejscach. Pierwszą różnicą jest rozmiar. Ogiery zwykle są nieco wyższe od klaczek i mają odrobinę bardziej masywne i/lub dłuższe kończyny. Ich ciało bywa też czasem bardziej kanciaste, a pyszcz<text:change-start text:change-id="ct87366032"/>ek<text:change-end text:change-id="ct87366032"/><text:change text:change-id="ct87367056"/> szersz<text:change-start text:change-id="ct87200880"/>y<text:change-end text:change-id="ct87200880"/><text:change text:change-id="ct87369760"/>. Istnieje kilka kanonicznych typów budowy, zarówno dla męskiej, jak i żeńskiej części reprezentacji kolorowych nieparzystokopytnych. Jednym z najczęściej używanych w przypadku samców jest zaokrąglony na zadzie i podbrzuszu tułów, kończyny często z widocznymi kopytami oraz krótki, ostro ścięty pyszczek z lekko zadartym nosem. Linia między nim a czołem jest delikatnie wklęsła. </text:p>
      <text:p text:style-name="P1">Najczęściej spotykanym typem budowy dominujących liczebnie przedstawicielek społeczności kucyków jest smuklejsza sylwetka, zaokrąglony krótki tułów, kończyny bez odznaczających się kopyt oraz zazwyczaj dłuższa grzywa i ogon. </text:p>
      <text:p text:style-name="P1">Ostatnią rzeczą, którą w serialu odróżnia klacz od ogiera jest rysunek oka, a raczej obecność odstających rzęs. Samce mają oprawę oka prostą, bez dodatkowych kresek, choć od tej reguły też zdarzają się wyjątki… Ciut przerażające wyjątki.</text:p>
      <text:p text:style-name="P1"/>
      <text:p text:style-name="P1"><text:span text:style-name="T1">Reguła pełna wyjątków</text:span></text:p>
      <text:p text:style-name="P1">Istnieje jeszcze kilka mniej licznych typów budowy kucyka. Niektóre z nich są naprawdę zadziwiające. Jeśli chce się uwidocznić bardziej jakąś konkretną cechę danej postaci, ciekawym pomysłem jest przedstawienie tego za pomocą jej wyglądu. Myślę, że dobrym przykładem będzie tu aparycja imponującego wielkością swoich mięśni<text:change text:change-id="ct87375616"/> Bulk Biceps’a. Jego budowa w ogóle nie przypomina typowego pegaza, ale jednocześnie, choć bardzo karykaturalnie, wydaje się być w sporej mierze poprawna anatomicznie. Innym przykładem są subtelnie wspomniani w akapicie powyżej ogiery, które najprawdopodobniej nazywają się Cyjan i Violet Ponet (poszukiwania były długie i żmudne). Te postaci to para jednorożców, trenujących zwierzęta do występów w ośrodku w Las Pegasus. Ich wygląd nie odbiega zasadniczo od tego, który uznałam za standardowy, ale ma kilka istotnych cech szczególnych: odstające kości policzkowe i podbródek, długie, zalotnie podkręcone rzęsy oraz, co mnie najbardziej zadziwiło, włosy na “klacie”, które odstają od normalnego futra długością i kolorem. Takich wyjątków jest cała masa, więc jeśli chcecie stworzyć ciekawą postać, nie zawsze musicie podążać za typowymi przedstawicielami tej uroczej rasy. Chociaż wszystko w granicach rozsądku… i estetyki.</text:p>
      <text:p text:style-name="P1"/>
      <text:p text:style-name="P1"><text:span text:style-name="T1">Okręgi i kreski</text:span></text:p>
      <text:p text:style-name="P1">Po poznaniu schematu wyglądu postaci, przedmiotu, czy czegokolwiek innego, warto przełożyć go sobie na tak zwane “części pierwsze”. Mówiąc prościej, spróbujmy przedstawić go z pomocą najprostszych figur geometrycznych. Ta metoda opisana jest w kilku książkach o rysunku<text:change-start text:change-id="ct87367856"/>,<text:change-end text:change-id="ct87367856"/> które czytałam, powstało też o niej mnóstwo tutoriali i wiele osób, w tym ja, stosuje ją także w przypadku kolorowych koników. Mówię o rysowaniu na bazie trzech okręgów. Z założenia z pomocą owych figur można narysować każdą pozę, jaka przyjdzie nam do głowy. Rysunek kucyka zaczynamy od narysowania owych trzech kółek: jednego na głowę, pierś i zad, starając się odwzorować odległości znajdujące się między nimi. Okręgi równie dobrze mogą na siebie nachodzić, jeśli chcemy narysować kucyka bardziej od frontu. Gdy opanujemy już ten etap łączymy owe kółka i formujemy pozę. Dodajemy detale i rysunek gotowy! Po sześciu latach praktyki wydaje mi się to takie proste, ale na początku drogi nie zawsze wychodziło. Może i tym stwierdzeniem Yakyakistanu nie odkryję, ale jednym ze sposobów, by przez to przejść<text:change-start text:change-id="ct87382256"/>,<text:change-end text:change-id="ct87382256"/> jest systematyczna praca. Najlepiej wziąć pierwszą lepszą kartkę i wypróbować różne opcje ustawień okręgów samemu. Któreś proporcje z kolei na pewno przypadną nam do gustu. Można to robić dwa<text:change-start text:change-id="ct87378544"/> -<text:change-end text:change-id="ct87378544"/> trzy razy w tygodniu po kilka-kilkanaście minut, a z czasem ręka przyzwyczai się do ruchów i opanujecie trudną technikę budowania konia od podstaw z pomocą starej, dobrej geometrii. <text:line-break/> </text:p>
      <text:p text:style-name="P1"><text:span text:style-name="T1">Źródełko inspiracji</text:span></text:p>
      <text:p text:style-name="P1">Po postawieniu pierwszych kroków w stronę rysowania kucyków, warto pomyśleć o wkładzie własnym, czyli wspomnianym już wcześniej - własnym stylu. Możliwości jest wiele, a jedynym ograniczeniem jest wyobraźnia twórcy, a mimo to wielu rysowników ma z tym niemały problem. Jeśli w głowie panuje głucha pustka, a rysujecie już od jakiegoś czasu i brakuje wam pomysłu na ciekawy obrazek, warto zaczerpnąć nieco inspiracji ze sztuki plastycznych bożyszczy minionych wieków. Tak, mam na myśli dzieła takich artystów<text:change-start text:change-id="ct87388320"/>,<text:change-end text:change-id="ct87388320"/> jak Pablo Picasso, <text:span text:style-name="T2">Vincent van Gogh</text:span>, Frida Kahlo, czy też osób bardziej współczesnych, jak Tim Burton. Jeśli zaczniemy kopać głębiej<text:change-start text:change-id="ct87392096"/>,<text:change-end text:change-id="ct87392096"/> okaże się, że nasze źródełko jest tak naprawdę częścią kolorowej rzeki doświadczeń. Pomysł wydaje się prosty, ale bardzo ciekawy i podczas realizacji możemy wypróbować nasze umiejętności. Kucyk w stylu impresjonistycznym na pewno przykuje sporą uwagę. Ponadto po wykonaniu kilku takich stylistycznych wyzwań będziemy mogli podsumować, które ich cechy najbardziej się nam spodobały, połączyć je w całość i<text:change-start text:change-id="ct87393552"/>,<text:change-end text:change-id="ct87393552"/> dodając jeszcze coś od siebie<text:change-start text:change-id="ct87395056"/>,<text:change-end text:change-id="ct87395056"/> stworzyć nowy, ciekawy styl. Dodatkowo zapewniam, że zabawa jest z tym przednia. Na razie wykonałam dwa takie wyzwania i nie mogę się doczekać aż znajdę czas na kolejne! <text:s text:c="2"/></text:p>
      <text:p text:style-name="P1"/>
      <text:p text:style-name="P1"><text:span text:style-name="T1">Minusy rysowania na bazach…</text:span><text:line-break/>W internecie jest tego mnóstwo. Wystarczy wpisać w wyszukiwarkę hasło: “mlp base” i od razu wyskakują tysiące wyników. Dlaczego odradzam korzystanie<text:change text:change-id="ct87399392"/> z tak łatwo dostępnych zasobów<text:change text:change-id="ct87400768"/> początkującym? To proste, nauczyłam się na własnym błędzie. </text:p>
      <text:p text:style-name="P1">Jeśli zaczniemy od kalkowania istniejącego już stylu, potem trudniej będzie pozbyć się nabytych w ten sposób nawyków. Jeśli zamiast podjęcia prób przelania wizji powstającej w naszej głowie, pójdziemy na łatwiznę i po prostu skopiujemy gotową pracę, przerabiając ją na kucyka, którego akurat mieliśmy ochotę narysować, nauczymy się mniej niż podczas tworzenia własnego kucysia. Może na początku będzi<text:change-start text:change-id="ct87403008"/>e<text:change-end text:change-id="ct87403008"/> wygląda<text:change-start text:change-id="ct87380192"/>ć<text:change-end text:change-id="ct87380192"/><text:change text:change-id="ct87381184"/> nieco pokracznie, ale będzie w całości wasz, a od tej satysfakcji lepsza jest już tylko paczka chrupek bekonowych. </text:p>
      <text:p text:style-name="P1"/>
      <text:p text:style-name="P1"/>
      <text:p text:style-name="P1"><text:span text:style-name="T3">Baner jak zwykle<text:line-break/></text:span><text:a xlink:type="simple" xlink:href="https://sta.sh/02d8wp52m5fk" text:style-name="Internet_20_link" text:visited-style-name="Visited_20_Internet_20_Link"><text:span text:style-name="T4">https://sta.sh/02d8wp52m5fk</text:span></text:a><text:span text:style-name="T3"> </text:span></text:p>
      <text:p text:style-name="P1"><text:span text:style-name="T3">Obrazki do części z budowania konia: <text:line-break/></text:span><text:a xlink:type="simple" xlink:href="https://sta.sh/2283yhsibh1p" text:style-name="Internet_20_link" text:visited-style-name="Visited_20_Internet_20_Link"><text:span text:style-name="T4">https://sta.sh/2283yhsibh1p</text:span></text:a><text:span text:style-name="T3"> </text:span></text:p>
      <text:p text:style-name="P1"><text:a xlink:type="simple" xlink:href="https://moonlight-ki.deviantart.com/art/Practice-I-guess-720384180" text:style-name="Internet_20_link" text:visited-style-name="Visited_20_Internet_20_Link"><text:span text:style-name="T4">https://moonlight-ki.deviantart.com/art/Practice-I-guess-720384180</text:span></text:a><text:span text:style-name="T3"> <text:line-break/>Może to (xD) </text:span><text:a xlink:type="simple" xlink:href="https://moonlight-ki.deviantart.com/art/Colab-Fluffle-photopuffer-505317948" text:style-name="Internet_20_link" text:visited-style-name="Visited_20_Internet_20_Link"><text:span text:style-name="T4">https://moonlight-ki.deviantart.com/art/Colab-Fluffle-photopuffer-505317948</text:span></text:a><text:span text:style-name="T3"> </text:span></text:p>
      <text:p text:style-name="P1"><text:soft-page-break/><text:span text:style-name="T3">z braku laku tu jako tako widać proces powstawania szkicu </text:span><text:a xlink:type="simple" xlink:href="https://sta.sh/0ivvdi8ezwo" text:style-name="Internet_20_link" text:visited-style-name="Visited_20_Internet_20_Link"><text:span text:style-name="T4">https://sta.sh/0ivvdi8ezwo</text:span></text:a><text:span text:style-name="T3"> </text:span></text:p>
      <text:p text:style-name="P1"><text:span text:style-name="T3"><text:tab/><text:tab/><text:tab/><text:tab/><text:tab/><text:tab/><text:tab/></text:span><text:a xlink:type="simple" xlink:href="https://sta.sh/01xxrhjunfcn" text:style-name="Internet_20_link" text:visited-style-name="Visited_20_Internet_20_Link"><text:span text:style-name="T4">https://sta.sh/01xxrhjunfcn</text:span></text:a><text:span text:style-name="T3"> </text:span></text:p>
      <text:p text:style-name="P1"><text:span text:style-name="T3">Obrazki do części o zabawie ze stylem: <text:line-break/></text:span><text:a xlink:type="simple" xlink:href="https://moonlight-ki.deviantart.com/art/P-is-for-Pinkamena-who-partying-with-friends-715080835" text:style-name="Internet_20_link" text:visited-style-name="Visited_20_Internet_20_Link"><text:span text:style-name="T4">https://moonlight-ki.deviantart.com/art/P-is-for-Pinkamena-who-partying-with-friends-715080835</text:span></text:a><text:span text:style-name="T3"> (Edward Gorey) </text:span></text:p>
      <text:p text:style-name="P1"><text:a xlink:type="simple" xlink:href="https://moonlight-ki.deviantart.com/art/La-la-la-la-la-la-la-la-la-la-713716203" text:style-name="Internet_20_link" text:visited-style-name="Visited_20_Internet_20_Link"><text:span text:style-name="T4">https://moonlight-ki.deviantart.com/art/La-la-la-la-la-la-la-la-la-la-713716203</text:span></text:a><text:span text:style-name="T3"> (Tim Burton) </text:span></text:p>
      <text:p text:style-name="P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22" meta:word-count="1026" meta:character-count="7455" meta:non-whitespace-character-count="6423"/>
    <meta:generator>LibreOfficeDev/5.1.0.3$Linux_X86_64 LibreOffice_project/</meta:generator>
  </office:meta>
</office:document-meta>
</file>